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fr" fo:country="BE"/>
    </style:style>
    <style:style style:name="P2" style:family="paragraph" style:parent-style-name="Footer">
      <style:paragraph-properties fo:text-align="start" style:justify-single-word="false"/>
      <style:text-properties fo:language="fr" fo:country="BE"/>
    </style:style>
    <style:style style:name="P3" style:family="paragraph" style:parent-style-name="Standard">
      <style:text-properties fo:language="fr" fo:country="BE" officeooo:rsid="000ed913" officeooo:paragraph-rsid="000ed913"/>
    </style:style>
    <style:style style:name="P4" style:family="paragraph" style:parent-style-name="LOHeading_20_1">
      <style:text-properties fo:language="fr" fo:country="BE" officeooo:rsid="0018f96c" officeooo:paragraph-rsid="0018f96c"/>
    </style:style>
    <style:style style:name="P5" style:family="paragraph" style:parent-style-name="LOHeading_20_1">
      <style:text-properties fo:language="fr" fo:country="BE" officeooo:rsid="005434d7" officeooo:paragraph-rsid="005434d7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text-properties fo:language="fr" fo:country="BE" officeooo:paragraph-rsid="0067e3df"/>
    </style:style>
    <style:style style:name="P8" style:family="paragraph" style:parent-style-name="Heading_20_2">
      <style:text-properties fo:language="fr" fo:country="BE"/>
    </style:style>
    <style:style style:name="P9" style:family="paragraph" style:parent-style-name="Heading_20_2">
      <style:text-properties fo:language="fr" fo:country="BE" officeooo:rsid="0018f96c" officeooo:paragraph-rsid="0079c719"/>
    </style:style>
    <style:style style:name="P10" style:family="paragraph" style:parent-style-name="Heading_20_2">
      <style:text-properties fo:language="fr" fo:country="BE" officeooo:rsid="0018f96c" officeooo:paragraph-rsid="00392144"/>
    </style:style>
    <style:style style:name="P11" style:family="paragraph" style:parent-style-name="Heading_20_2">
      <style:text-properties fo:language="fr" fo:country="BE" officeooo:rsid="0018f96c" officeooo:paragraph-rsid="003ead9b"/>
    </style:style>
    <style:style style:name="P12" style:family="paragraph" style:parent-style-name="Heading_20_2">
      <style:text-properties fo:language="fr" fo:country="BE" officeooo:rsid="0018f96c" officeooo:paragraph-rsid="0043e2f4"/>
    </style:style>
    <style:style style:name="P13" style:family="paragraph" style:parent-style-name="Heading_20_2">
      <style:text-properties fo:language="fr" fo:country="BE" officeooo:rsid="0018f96c" officeooo:paragraph-rsid="0047b090"/>
    </style:style>
    <style:style style:name="P14" style:family="paragraph" style:parent-style-name="Heading_20_2">
      <style:text-properties fo:language="fr" fo:country="BE" officeooo:rsid="0018f96c" officeooo:paragraph-rsid="004f9e9d"/>
    </style:style>
    <style:style style:name="P15" style:family="paragraph" style:parent-style-name="Heading_20_2">
      <style:text-properties fo:language="fr" fo:country="BE" officeooo:rsid="00619cd0" officeooo:paragraph-rsid="00619cd0"/>
    </style:style>
    <style:style style:name="P16" style:family="paragraph" style:parent-style-name="Heading_20_2">
      <style:text-properties fo:language="fr" fo:country="BE" officeooo:rsid="00636bd3" officeooo:paragraph-rsid="0064166a"/>
    </style:style>
    <style:style style:name="P17" style:family="paragraph" style:parent-style-name="Heading_20_2">
      <style:text-properties fo:language="fr" fo:country="BE" officeooo:rsid="00636bd3" officeooo:paragraph-rsid="006a98e8"/>
    </style:style>
    <style:style style:name="P18" style:family="paragraph" style:parent-style-name="Heading_20_2">
      <style:text-properties fo:language="fr" fo:country="BE" officeooo:rsid="00636bd3" officeooo:paragraph-rsid="007378ca"/>
    </style:style>
    <style:style style:name="P19" style:family="paragraph" style:parent-style-name="Text_20_body" style:list-style-name="L4">
      <style:text-properties style:font-name="Liberation Mono1" fo:font-size="11pt" fo:language="fr" fo:country="BE" officeooo:rsid="00392144" officeooo:paragraph-rsid="00392144" style:font-size-asian="11pt" style:font-size-complex="11pt"/>
    </style:style>
    <style:style style:name="P20" style:family="paragraph" style:parent-style-name="Text_20_body" style:list-style-name="L4">
      <style:text-properties style:font-name="Liberation Mono1" fo:font-size="11pt" fo:language="fr" fo:country="BE" officeooo:rsid="003ab9c7" officeooo:paragraph-rsid="003ab9c7" style:font-size-asian="11pt" style:font-size-complex="11pt"/>
    </style:style>
    <style:style style:name="P21" style:family="paragraph" style:parent-style-name="Text_20_body" style:list-style-name="L5">
      <style:text-properties style:font-name="Liberation Mono1" fo:font-size="11pt" fo:language="fr" fo:country="BE" officeooo:rsid="003ead9b" officeooo:paragraph-rsid="003ead9b" style:font-size-asian="11pt" style:font-size-complex="11pt"/>
    </style:style>
    <style:style style:name="P22" style:family="paragraph" style:parent-style-name="Text_20_body" style:list-style-name="L5">
      <style:text-properties style:font-name="Liberation Mono1" fo:font-size="11pt" fo:language="fr" fo:country="BE" officeooo:rsid="0040a9fe" officeooo:paragraph-rsid="0040a9fe" style:font-size-asian="11pt" style:font-size-complex="11pt"/>
    </style:style>
    <style:style style:name="P23" style:family="paragraph" style:parent-style-name="Text_20_body" style:list-style-name="L6">
      <style:text-properties style:font-name="Liberation Mono1" fo:font-size="11pt" fo:language="fr" fo:country="BE" officeooo:rsid="0043e2f4" officeooo:paragraph-rsid="0043e2f4" style:font-size-asian="11pt" style:font-size-complex="11pt"/>
    </style:style>
    <style:style style:name="P24" style:family="paragraph" style:parent-style-name="Text_20_body" style:list-style-name="L7">
      <style:text-properties style:font-name="Liberation Mono1" fo:font-size="11pt" fo:language="fr" fo:country="BE" officeooo:rsid="00497e5a" officeooo:paragraph-rsid="00497e5a" style:font-size-asian="11pt" style:font-size-complex="11pt"/>
    </style:style>
    <style:style style:name="P25" style:family="paragraph" style:parent-style-name="Text_20_body" style:list-style-name="L7">
      <style:text-properties style:font-name="Liberation Mono1" fo:font-size="11pt" fo:language="fr" fo:country="BE" officeooo:rsid="004a6ecf" officeooo:paragraph-rsid="004a6ecf" style:font-size-asian="11pt" style:font-size-complex="11pt"/>
    </style:style>
    <style:style style:name="P26" style:family="paragraph" style:parent-style-name="Text_20_body" style:list-style-name="L7">
      <style:text-properties style:font-name="Liberation Mono1" fo:font-size="11pt" fo:language="fr" fo:country="BE" officeooo:rsid="00a96a68" officeooo:paragraph-rsid="00a96a68" style:font-size-asian="11pt" style:font-size-complex="11pt"/>
    </style:style>
    <style:style style:name="P27" style:family="paragraph" style:parent-style-name="Text_20_body" style:list-style-name="L7">
      <style:text-properties style:font-name="Liberation Mono1" fo:font-size="11pt" fo:language="fr" fo:country="BE" officeooo:rsid="00a6938e" officeooo:paragraph-rsid="00a6938e" style:font-size-asian="11pt" style:font-size-complex="11pt"/>
    </style:style>
    <style:style style:name="P28" style:family="paragraph" style:parent-style-name="Text_20_body" style:list-style-name="L7">
      <style:text-properties style:font-name="Liberation Mono1" fo:font-size="11pt" fo:language="fr" fo:country="BE" officeooo:rsid="004af9dd" officeooo:paragraph-rsid="004af9dd" style:font-size-asian="11pt" style:font-size-complex="11pt"/>
    </style:style>
    <style:style style:name="P29" style:family="paragraph" style:parent-style-name="Text_20_body" style:list-style-name="L7">
      <style:text-properties style:font-name="Liberation Mono1" fo:font-size="11pt" fo:language="fr" fo:country="BE" officeooo:rsid="004cc2ea" officeooo:paragraph-rsid="004cc2ea" style:font-size-asian="11pt" style:font-size-complex="11pt"/>
    </style:style>
    <style:style style:name="P30" style:family="paragraph" style:parent-style-name="Text_20_body" style:list-style-name="L7">
      <style:text-properties style:font-name="Liberation Mono1" fo:font-size="11pt" fo:language="fr" fo:country="BE" officeooo:rsid="004d99e1" officeooo:paragraph-rsid="004d99e1" style:font-size-asian="11pt" style:font-size-complex="11pt"/>
    </style:style>
    <style:style style:name="P31" style:family="paragraph" style:parent-style-name="Text_20_body" style:list-style-name="L7">
      <style:text-properties style:font-name="Liberation Mono1" fo:font-size="11pt" fo:language="fr" fo:country="BE" officeooo:rsid="004def7f" officeooo:paragraph-rsid="004def7f" style:font-size-asian="11pt" style:font-size-complex="11pt"/>
    </style:style>
    <style:style style:name="P32" style:family="paragraph" style:parent-style-name="Text_20_body" style:list-style-name="L7">
      <style:text-properties style:font-name="Liberation Mono1" fo:font-size="11pt" fo:language="fr" fo:country="BE" officeooo:rsid="004e52ed" officeooo:paragraph-rsid="004e52ed" style:font-size-asian="11pt" style:font-size-complex="11pt"/>
    </style:style>
    <style:style style:name="P33" style:family="paragraph" style:parent-style-name="Text_20_body" style:list-style-name="L8">
      <style:text-properties style:font-name="Liberation Mono1" fo:font-size="11pt" fo:language="fr" fo:country="BE" officeooo:rsid="004f9e9d" officeooo:paragraph-rsid="004f9e9d" style:font-size-asian="11pt" style:font-size-complex="11pt"/>
    </style:style>
    <style:style style:name="P34" style:family="paragraph" style:parent-style-name="Text_20_body" style:list-style-name="L8">
      <style:text-properties style:font-name="Liberation Mono1" fo:font-size="11pt" fo:language="fr" fo:country="BE" officeooo:rsid="00512b51" officeooo:paragraph-rsid="00512b51" style:font-size-asian="11pt" style:font-size-complex="11pt"/>
    </style:style>
    <style:style style:name="P35" style:family="paragraph" style:parent-style-name="Text_20_body" style:list-style-name="L8">
      <style:text-properties style:font-name="Liberation Mono1" fo:font-size="11pt" fo:language="fr" fo:country="BE" officeooo:rsid="0051727d" officeooo:paragraph-rsid="0051727d" style:font-size-asian="11pt" style:font-size-complex="11pt"/>
    </style:style>
    <style:style style:name="P36" style:family="paragraph" style:parent-style-name="Text_20_body" style:list-style-name="L8">
      <style:text-properties style:font-name="Liberation Mono1" fo:font-size="11pt" fo:language="fr" fo:country="BE" officeooo:rsid="0052e713" officeooo:paragraph-rsid="0052e713" style:font-size-asian="11pt" style:font-size-complex="11pt"/>
    </style:style>
    <style:style style:name="P37" style:family="paragraph" style:parent-style-name="Text_20_body" style:list-style-name="L9">
      <style:text-properties style:font-name="Liberation Mono1" fo:font-size="11pt" fo:language="fr" fo:country="BE" officeooo:rsid="00619cd0" officeooo:paragraph-rsid="00619cd0" style:font-size-asian="11pt" style:font-size-complex="11pt"/>
    </style:style>
    <style:style style:name="P38" style:family="paragraph" style:parent-style-name="Text_20_body" style:list-style-name="L10">
      <style:text-properties style:font-name="Liberation Mono1" fo:font-size="11pt" fo:language="fr" fo:country="BE" officeooo:rsid="00619cd0" officeooo:paragraph-rsid="00619cd0" style:font-size-asian="11pt" style:font-size-complex="11pt"/>
    </style:style>
    <style:style style:name="P39" style:family="paragraph" style:parent-style-name="Text_20_body" style:list-style-name="L10">
      <style:text-properties style:font-name="Liberation Mono1" fo:font-size="11pt" fo:language="fr" fo:country="BE" officeooo:paragraph-rsid="00636bd3" style:font-size-asian="11pt" style:font-size-complex="11pt"/>
    </style:style>
    <style:style style:name="P40" style:family="paragraph" style:parent-style-name="Text_20_body" style:list-style-name="L10">
      <style:text-properties style:font-name="Liberation Mono1" fo:font-size="11pt" fo:language="fr" fo:country="BE" officeooo:rsid="00636bd3" officeooo:paragraph-rsid="00636bd3" style:font-size-asian="11pt" style:font-size-complex="11pt"/>
    </style:style>
    <style:style style:name="P41" style:family="paragraph" style:parent-style-name="Text_20_body" style:list-style-name="L11">
      <style:text-properties style:font-name="Liberation Mono1" fo:font-size="11pt" fo:language="fr" fo:country="BE" officeooo:rsid="0064166a" officeooo:paragraph-rsid="0064166a" style:font-size-asian="11pt" style:font-size-complex="11pt"/>
    </style:style>
    <style:style style:name="P42" style:family="paragraph" style:parent-style-name="Text_20_body" style:list-style-name="L12">
      <style:text-properties style:font-name="Liberation Mono1" fo:font-size="11pt" fo:language="fr" fo:country="BE" officeooo:rsid="0064166a" officeooo:paragraph-rsid="0064166a" style:font-size-asian="11pt" style:font-size-complex="11pt"/>
    </style:style>
    <style:style style:name="P43" style:family="paragraph" style:parent-style-name="Text_20_body" style:list-style-name="L13">
      <style:text-properties style:font-name="Liberation Mono1" fo:font-size="11pt" fo:language="fr" fo:country="BE" officeooo:rsid="006bf2ea" officeooo:paragraph-rsid="0090f2a3" style:font-size-asian="11pt" style:font-size-complex="11pt"/>
    </style:style>
    <style:style style:name="P44" style:family="paragraph" style:parent-style-name="Text_20_body" style:list-style-name="L13">
      <style:text-properties style:font-name="Liberation Mono1" fo:font-size="11pt" fo:language="fr" fo:country="BE" officeooo:rsid="00728811" officeooo:paragraph-rsid="008d94e1" style:font-size-asian="11pt" style:font-size-complex="11pt"/>
    </style:style>
    <style:style style:name="P45" style:family="paragraph" style:parent-style-name="Text_20_body" style:list-style-name="L13">
      <style:text-properties style:font-name="Liberation Mono1" fo:font-size="11pt" fo:language="fr" fo:country="BE" officeooo:rsid="00728811" officeooo:paragraph-rsid="00924edf" style:font-size-asian="11pt" style:font-size-complex="11pt"/>
    </style:style>
    <style:style style:name="P46" style:family="paragraph" style:parent-style-name="Text_20_body" style:list-style-name="L13">
      <style:text-properties style:font-name="Liberation Mono1" fo:font-size="11pt" fo:language="fr" fo:country="BE" officeooo:rsid="005434d7" officeooo:paragraph-rsid="00849de1" style:font-size-asian="11pt" style:font-size-complex="11pt"/>
    </style:style>
    <style:style style:name="P47" style:family="paragraph" style:parent-style-name="Text_20_body" style:list-style-name="L14">
      <style:text-properties style:font-name="Liberation Mono1" fo:font-size="11pt" fo:language="fr" fo:country="BE" officeooo:rsid="007378ca" officeooo:paragraph-rsid="007378ca" style:font-size-asian="11pt" style:font-size-complex="11pt"/>
    </style:style>
    <style:style style:name="P48" style:family="paragraph" style:parent-style-name="Text_20_body" style:list-style-name="L14">
      <style:text-properties style:font-name="Liberation Mono1" fo:font-size="11pt" fo:language="fr" fo:country="BE" officeooo:rsid="007378ca" officeooo:paragraph-rsid="007479c4" style:font-size-asian="11pt" style:font-size-complex="11pt"/>
    </style:style>
    <style:style style:name="P49" style:family="paragraph" style:parent-style-name="Text_20_body" style:list-style-name="L14">
      <style:text-properties style:font-name="Liberation Mono1" fo:font-size="11pt" fo:language="fr" fo:country="BE" officeooo:rsid="00748941" officeooo:paragraph-rsid="00748941" style:font-size-asian="11pt" style:font-size-complex="11pt"/>
    </style:style>
    <style:style style:name="P50" style:family="paragraph" style:parent-style-name="Text_20_body" style:list-style-name="L13">
      <style:paragraph-properties fo:margin-top="0cm" fo:margin-bottom="0.499cm" loext:contextual-spacing="false"/>
      <style:text-properties officeooo:rsid="00596892" officeooo:paragraph-rsid="00849de1"/>
    </style:style>
    <style:style style:name="P51" style:family="paragraph" style:parent-style-name="LOTextBody" style:list-style-name="L1"/>
    <style:style style:name="P52" style:family="paragraph" style:parent-style-name="LOTextBody" style:list-style-name="L2">
      <style:text-properties style:font-name="Liberation Mono1" fo:language="fr" fo:country="BE" officeooo:rsid="001ec50e" officeooo:paragraph-rsid="001ec50e"/>
    </style:style>
    <style:style style:name="P53" style:family="paragraph" style:parent-style-name="LOTextBody" style:list-style-name="L2">
      <style:text-properties style:font-name="Liberation Mono1" fo:language="fr" fo:country="BE" officeooo:rsid="001ec50e" officeooo:paragraph-rsid="002b1575"/>
    </style:style>
    <style:style style:name="P54" style:family="paragraph" style:parent-style-name="LOTextBody" style:list-style-name="L2">
      <style:text-properties style:font-name="Liberation Mono1" fo:language="fr" fo:country="BE" officeooo:rsid="001ec50e" officeooo:paragraph-rsid="002e8281"/>
    </style:style>
    <style:style style:name="P55" style:family="paragraph" style:parent-style-name="LOTextBody" style:list-style-name="L2">
      <style:text-properties style:font-name="Liberation Mono1" fo:language="fr" fo:country="BE" officeooo:rsid="00259ccc" officeooo:paragraph-rsid="002b1575"/>
    </style:style>
    <style:style style:name="P56" style:family="paragraph" style:parent-style-name="LOTextBody" style:list-style-name="L2">
      <style:text-properties style:font-name="Liberation Mono1" fo:language="fr" fo:country="BE" officeooo:rsid="0025fa92" officeooo:paragraph-rsid="002b1575"/>
    </style:style>
    <style:style style:name="P57" style:family="paragraph" style:parent-style-name="LOTextBody" style:list-style-name="L2">
      <style:text-properties style:font-name="Liberation Mono1" fo:language="fr" fo:country="BE" officeooo:rsid="00269e3c" officeooo:paragraph-rsid="002b1575"/>
    </style:style>
    <style:style style:name="P58" style:family="paragraph" style:parent-style-name="LOTextBody" style:list-style-name="L2">
      <style:text-properties style:font-name="Liberation Mono1" fo:language="fr" fo:country="BE" officeooo:rsid="0023bd31" officeooo:paragraph-rsid="0031c2d8"/>
    </style:style>
    <style:style style:name="P59" style:family="paragraph" style:parent-style-name="LOTextBody" style:list-style-name="L2">
      <style:text-properties style:font-name="Liberation Mono1" fo:language="fr" fo:country="BE" officeooo:rsid="0023bd31" officeooo:paragraph-rsid="003511ad"/>
    </style:style>
    <style:style style:name="P60" style:family="paragraph" style:parent-style-name="LOTextBody" style:list-style-name="L2">
      <style:text-properties style:font-name="Liberation Mono1" fo:language="fr" fo:country="BE" officeooo:rsid="001f987c" officeooo:paragraph-rsid="001f987c"/>
    </style:style>
    <style:style style:name="P61" style:family="paragraph" style:parent-style-name="LOTextBody" style:list-style-name="L2">
      <style:text-properties style:font-name="Liberation Mono1" fo:language="fr" fo:country="BE" officeooo:rsid="0035e881" officeooo:paragraph-rsid="0035e881"/>
    </style:style>
    <style:style style:name="P62" style:family="paragraph" style:parent-style-name="LOTextBody" style:list-style-name="L2">
      <style:text-properties style:font-name="Liberation Mono1" fo:language="fr" fo:country="BE" officeooo:rsid="00271d26" officeooo:paragraph-rsid="003511ad"/>
    </style:style>
    <style:style style:name="P63" style:family="paragraph" style:parent-style-name="LOTextBody" style:list-style-name="L2">
      <style:text-properties style:font-name="Liberation Mono1" fo:language="fr" fo:country="BE" officeooo:rsid="003e23ac" officeooo:paragraph-rsid="003e23ac"/>
    </style:style>
    <style:style style:name="P64" style:family="paragraph" style:parent-style-name="LOTextBody" style:list-style-name="L2">
      <style:text-properties style:font-name="Liberation Mono1" fo:language="fr" fo:country="BE" officeooo:rsid="005b1490" officeooo:paragraph-rsid="005b1490"/>
    </style:style>
    <style:style style:name="P65" style:family="paragraph" style:parent-style-name="LOTextBody" style:list-style-name="L3">
      <style:text-properties style:font-name="Liberation Mono1" fo:language="fr" fo:country="BE" officeooo:rsid="001cf122" officeooo:paragraph-rsid="0079c719"/>
    </style:style>
    <style:style style:name="P66" style:family="paragraph" style:parent-style-name="LOTextBody" style:list-style-name="L3">
      <style:text-properties style:font-name="Liberation Mono1" fo:language="fr" fo:country="BE" officeooo:rsid="0079c719" officeooo:paragraph-rsid="0079c719"/>
    </style:style>
    <style:style style:name="P67" style:family="paragraph" style:parent-style-name="LOHeading_20_0" style:master-page-name="PageEnoncé">
      <style:paragraph-properties style:page-number="auto"/>
      <style:text-properties fo:language="fr" fo:country="BE"/>
    </style:style>
    <style:style style:name="P68" style:family="paragraph" style:parent-style-name="Preformatted_20_Text" style:list-style-name="L12">
      <style:text-properties officeooo:paragraph-rsid="0067e3df"/>
    </style:style>
    <style:style style:name="P69" style:family="paragraph" style:parent-style-name="Preformatted_20_Text" style:list-style-name="L13">
      <style:text-properties officeooo:paragraph-rsid="009369c0"/>
    </style:style>
    <style:style style:name="P70" style:family="paragraph" style:parent-style-name="Preformatted_20_Text" style:list-style-name="L13">
      <style:paragraph-properties fo:margin-top="0cm" fo:margin-bottom="0.499cm" loext:contextual-spacing="false"/>
      <style:text-properties officeooo:paragraph-rsid="009369c0"/>
    </style:style>
    <style:style style:name="P71" style:family="paragraph" style:parent-style-name="Preformatted_20_Text" style:list-style-name="L13">
      <style:paragraph-properties fo:margin-top="0cm" fo:margin-bottom="0.499cm" loext:contextual-spacing="false"/>
      <style:text-properties officeooo:paragraph-rsid="00956802"/>
    </style:style>
    <style:style style:name="T1" style:family="text">
      <style:text-properties officeooo:rsid="0017795e"/>
    </style:style>
    <style:style style:name="T2" style:family="text">
      <style:text-properties officeooo:rsid="001ec50e"/>
    </style:style>
    <style:style style:name="T3" style:family="text">
      <style:text-properties officeooo:rsid="00211b8a"/>
    </style:style>
    <style:style style:name="T4" style:family="text">
      <style:text-properties officeooo:rsid="002168e6"/>
    </style:style>
    <style:style style:name="T5" style:family="text">
      <style:text-properties officeooo:rsid="003f8b6a"/>
    </style:style>
    <style:style style:name="T6" style:family="text">
      <style:text-properties officeooo:rsid="0040f46c"/>
    </style:style>
    <style:style style:name="T7" style:family="text">
      <style:text-properties officeooo:rsid="0041ba44"/>
    </style:style>
    <style:style style:name="T8" style:family="text">
      <style:text-properties officeooo:rsid="0054d48c"/>
    </style:style>
    <style:style style:name="T9" style:family="text">
      <style:text-properties officeooo:rsid="00568bd6"/>
    </style:style>
    <style:style style:name="T10" style:family="text">
      <style:text-properties officeooo:rsid="00636bd3"/>
    </style:style>
    <style:style style:name="T11" style:family="text">
      <style:text-properties officeooo:rsid="007479c4"/>
    </style:style>
    <style:style style:name="T12" style:family="text">
      <style:text-properties style:font-name="Liberation Mono1" fo:font-size="10pt" fo:language="fr" fo:country="BE" style:font-size-asian="10pt" style:font-size-complex="10pt"/>
    </style:style>
    <style:style style:name="T13" style:family="text">
      <style:text-properties style:font-name="Liberation Mono1" fo:font-size="10pt" fo:language="fr" fo:country="BE" officeooo:rsid="001b6f88" style:font-size-asian="10pt" style:font-size-complex="10pt"/>
    </style:style>
    <style:style style:name="T14" style:family="text">
      <style:text-properties style:font-name="Liberation Mono1" fo:font-size="11pt" fo:language="fr" fo:country="BE" style:font-size-asian="11pt" style:font-size-complex="11pt"/>
    </style:style>
    <style:style style:name="T15" style:family="text">
      <style:text-properties style:font-name="Liberation Mono1" fo:font-size="11pt" fo:language="fr" fo:country="BE" officeooo:rsid="0064166a" style:font-size-asian="11pt" style:font-size-complex="11pt"/>
    </style:style>
    <style:style style:name="T16" style:family="text">
      <style:text-properties style:font-name="Liberation Mono1" fo:font-size="11pt" fo:language="fr" fo:country="BE" officeooo:rsid="006bf2ea" style:font-size-asian="11pt" style:font-size-complex="11pt"/>
    </style:style>
    <style:style style:name="T17" style:family="text">
      <style:text-properties style:font-name="Liberation Mono1" fo:font-size="11pt" fo:language="fr" fo:country="BE" officeooo:rsid="009369c0" style:font-size-asian="11pt" style:font-size-complex="11pt"/>
    </style:style>
    <style:style style:name="T18" style:family="text">
      <style:text-properties style:font-name="Liberation Mono1" fo:font-size="11pt" fo:language="fr" fo:country="BE" officeooo:rsid="009ac30b" style:font-size-asian="11pt" style:font-size-complex="11pt"/>
    </style:style>
    <style:style style:name="T19" style:family="text">
      <style:text-properties style:font-name="Liberation Mono1" fo:font-size="11pt" fo:language="fr" fo:country="BE" officeooo:rsid="009ae647" style:font-size-asian="11pt" style:font-size-complex="11pt"/>
    </style:style>
    <style:style style:name="T20" style:family="text">
      <style:text-properties style:font-name="Liberation Mono1" fo:font-size="11pt" fo:language="fr" fo:country="BE" officeooo:rsid="00a5118a" style:font-size-asian="11pt" style:font-size-complex="11pt"/>
    </style:style>
    <style:style style:name="T21" style:family="text">
      <style:text-properties officeooo:rsid="0079c719"/>
    </style:style>
    <style:style style:name="T22" style:family="text">
      <style:text-properties fo:font-size="11pt" fo:language="fr" fo:country="BE" style:font-size-asian="11pt" style:font-size-complex="11pt"/>
    </style:style>
    <style:style style:name="T23" style:family="text">
      <style:text-properties fo:font-size="11pt" fo:language="fr" fo:country="BE" officeooo:rsid="0064166a" style:font-size-asian="11pt" style:font-size-complex="11pt"/>
    </style:style>
    <style:style style:name="T24" style:family="text">
      <style:text-properties fo:font-size="11pt" fo:language="fr" fo:country="BE" officeooo:rsid="008a6a21" style:font-size-asian="11pt" style:font-size-complex="11pt"/>
    </style:style>
    <style:style style:name="T25" style:family="text">
      <style:text-properties officeooo:rsid="0088858c"/>
    </style:style>
    <style:style style:name="T26" style:family="text">
      <style:text-properties officeooo:rsid="008eae71"/>
    </style:style>
    <style:style style:name="T27" style:family="text">
      <style:text-properties officeooo:rsid="00924edf"/>
    </style:style>
    <style:style style:name="T28" style:family="text">
      <style:text-properties officeooo:rsid="009bf406"/>
    </style:style>
    <style:style style:name="T29" style:family="text">
      <style:text-properties officeooo:rsid="00a36d9c"/>
    </style:style>
    <style:style style:name="T30" style:family="text">
      <style:text-properties officeooo:rsid="00a70c53"/>
    </style:style>
    <style:style style:name="T31" style:family="text">
      <style:text-properties officeooo:rsid="00a7b24c"/>
    </style:style>
    <style:style style:name="T32" style:family="text">
      <style:text-properties officeooo:rsid="00aada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text:span text:style-name="T1">Aide mémoire</text:span> : <text:span text:style-name="T1">HTML5/CSS3</text:span></text:p>
      <text:p text:style-name="P3"/>
      <text:h text:style-name="P4" text:outline-level="1">HTML5 </text:h>
      <text:h text:style-name="P8" text:outline-level="2">Head</text:h>
      <text:list xml:id="list92879686089928006" text:style-name="L1">
        <text:list-item>
          <text:p text:style-name="P51"><text:span text:style-name="Source_20_Text"><text:span text:style-name="T13">&lt;meta </text:span></text:span><text:span text:style-name="Source_20_Text"><text:span text:style-name="Emphasis"><text:span text:style-name="T13">name</text:span></text:span></text:span><text:span text:style-name="Source_20_Text"><text:span text:style-name="T13"> = "description" </text:span></text:span><text:span text:style-name="Source_20_Text"><text:span text:style-name="Emphasis"><text:span text:style-name="T13">content</text:span></text:span></text:span><text:span text:style-name="Source_20_Text"><text:span text:style-name="T13"> = "…</text:span></text:span><text:span text:style-name="Source_20_Text"><text:span text:style-name="T12">"&gt;</text:span></text:span></text:p>
        </text:list-item>
        <text:list-item>
          <text:p text:style-name="P51"><text:span text:style-name="Source_20_Text"><text:span text:style-name="T12">&lt;meta </text:span></text:span><text:span text:style-name="Source_20_Text"><text:span text:style-name="Emphasis"><text:span text:style-name="T12">name</text:span></text:span></text:span><text:span text:style-name="Source_20_Text"><text:span text:style-name="T12"> = "author" </text:span></text:span><text:span text:style-name="Source_20_Text"><text:span text:style-name="Emphasis"><text:span text:style-name="T12">content</text:span></text:span></text:span><text:span text:style-name="Source_20_Text"><text:span text:style-name="T12"> = "</text:span></text:span><text:span text:style-name="Source_20_Text"><text:span text:style-name="T13">Choquet Olivier</text:span></text:span><text:span text:style-name="Source_20_Text"><text:span text:style-name="T12">"&gt;</text:span></text:span></text:p>
        </text:list-item>
        <text:list-item>
          <text:p text:style-name="P51"><text:span text:style-name="Source_20_Text"><text:span text:style-name="T12">&lt;meta </text:span></text:span><text:span text:style-name="Source_20_Text"><text:span text:style-name="Emphasis"><text:span text:style-name="T12">name</text:span></text:span></text:span><text:span text:style-name="Source_20_Text"><text:span text:style-name="T12"> = "keywords" </text:span></text:span><text:span text:style-name="Source_20_Text"><text:span text:style-name="Emphasis"><text:span text:style-name="T12">content</text:span></text:span></text:span><text:span text:style-name="Source_20_Text"><text:span text:style-name="T12"> = "HTML, </text:span></text:span><text:span text:style-name="Source_20_Text"><text:span text:style-name="T13">CSS</text:span></text:span><text:span text:style-name="Source_20_Text"><text:span text:style-name="T12">"&gt;</text:span></text:span></text:p>
        </text:list-item>
        <text:list-item>
          <text:p text:style-name="P51"><text:span text:style-name="Source_20_Text"><text:span text:style-name="Emphasis"><text:span text:style-name="T12">&lt;link type = </text:span></text:span></text:span><text:span text:style-name="Source_20_Text"><text:span text:style-name="T12">"text/css" </text:span></text:span><text:span text:style-name="Source_20_Text"><text:span text:style-name="Emphasis"><text:span text:style-name="T12">rel = </text:span></text:span></text:span><text:span text:style-name="Source_20_Text"><text:span text:style-name="T12">"stylesheet" </text:span></text:span><text:span text:style-name="Source_20_Text"><text:span text:style-name="Emphasis"><text:span text:style-name="T12">href = </text:span></text:span></text:span><text:span text:style-name="Source_20_Text"><text:span text:style-name="T12">"style.css"</text:span></text:span><text:span text:style-name="Source_20_Text"><text:span text:style-name="Emphasis"><text:span text:style-name="T12">&gt; </text:span></text:span></text:span></text:p>
        </text:list-item>
      </text:list>
      <text:h text:style-name="P8" text:outline-level="2">Les divisions</text:h>
      <text:list xml:id="list3410731788330516470" text:style-name="L2">
        <text:list-item>
          <text:p text:style-name="P52">&lt;header&gt; … <text:span text:style-name="T3">&lt;/header&gt;</text:span></text:p>
        </text:list-item>
        <text:list-item>
          <text:p text:style-name="P53">&lt;footer&gt; … <text:span text:style-name="T3">&lt;/footer&gt;</text:span></text:p>
        </text:list-item>
        <text:list-item>
          <text:p text:style-name="P55">&lt;nav&gt; <text:span text:style-name="T2">… </text:span>&lt;/nav&gt;</text:p>
        </text:list-item>
        <text:list-item>
          <text:p text:style-name="P56">&lt;section&gt; <text:span text:style-name="T2">… </text:span>&lt;/section&gt;</text:p>
        </text:list-item>
        <text:list-item>
          <text:p text:style-name="P57">&lt;article&gt; <text:span text:style-name="T2">… </text:span>&lt;/article&gt;</text:p>
        </text:list-item>
        <text:list-item>
          <text:p text:style-name="P57">&lt;div&gt; <text:span text:style-name="T2">… </text:span>&lt;/div&gt;</text:p>
        </text:list-item>
        <text:list-item>
          <text:p text:style-name="P54">&lt;h1&gt; … <text:span text:style-name="T4">&lt;/h1&gt; → </text:span><text:s/>&lt;h<text:span text:style-name="T32">6</text:span>&gt; … <text:span text:style-name="T4">&lt;/h6&gt;</text:span></text:p>
        </text:list-item>
        <text:list-item>
          <text:p text:style-name="P58">&lt;p&gt; <text:span text:style-name="T2">… </text:span>&lt;/p&gt;</text:p>
        </text:list-item>
        <text:list-item>
          <text:p text:style-name="P60">&lt;br&gt;</text:p>
        </text:list-item>
        <text:list-item>
          <text:p text:style-name="P61">&lt;hr&gt;</text:p>
        </text:list-item>
        <text:list-item>
          <text:p text:style-name="P62">&lt;pre&gt; <text:span text:style-name="T2">… </text:span>&lt;/pre&gt;</text:p>
        </text:list-item>
        <text:list-item>
          <text:p text:style-name="P62">&lt;blockquote&gt; <text:span text:style-name="T2">… </text:span>&lt;/blockquote&gt;</text:p>
        </text:list-item>
        <text:list-item>
          <text:p text:style-name="P59">&lt;em&gt; <text:span text:style-name="T2">… </text:span>&lt;/em&gt;</text:p>
        </text:list-item>
        <text:list-item>
          <text:p text:style-name="P63">&lt;span&gt; … &lt;/span&gt;</text:p>
        </text:list-item>
        <text:list-item>
          <text:p text:style-name="P64">&lt;iframe&gt; … &lt;/iframe&gt;</text:p>
        </text:list-item>
      </text:list>
      <text:h text:style-name="P9" text:outline-level="2">Le<text:span text:style-name="T21">s caractères spéciaux</text:span> </text:h>
      <text:list xml:id="list5430455382571877929" text:style-name="L3">
        <text:list-item>
          <text:p text:style-name="P65"><text:span text:style-name="T21">&lt; : </text:span>&amp;lt ;</text:p>
        </text:list-item>
        <text:list-item>
          <text:p text:style-name="P66">&gt; : &amp;gt ;</text:p>
        </text:list-item>
      </text:list>
      <text:h text:style-name="P10" text:outline-level="2"><text:soft-page-break/></text:h>
      <text:h text:style-name="P10" text:outline-level="2">Les listes</text:h>
      <text:list xml:id="list8378257633900889767" text:style-name="L4">
        <text:list-item>
          <text:p text:style-name="P19">&lt;ul&gt; … &lt;/ul&gt;</text:p>
        </text:list-item>
        <text:list-item>
          <text:p text:style-name="P19">&lt;ol&gt; … &lt;/ol&gt;</text:p>
        </text:list-item>
        <text:list-item>
          <text:p text:style-name="P19">&lt;dl&gt; … &lt;/dl&gt;</text:p>
        </text:list-item>
        <text:list-item>
          <text:p text:style-name="P20">&lt;dt&gt; … &lt;/dt&gt;</text:p>
        </text:list-item>
        <text:list-item>
          <text:p text:style-name="P20">&lt;dd&gt; … &lt;/dd&gt;</text:p>
        </text:list-item>
        <text:list-item>
          <text:p text:style-name="P19">&lt;li&gt; … &lt;/li&gt;</text:p>
        </text:list-item>
      </text:list>
      <text:h text:style-name="P11" text:outline-level="2">Les liens</text:h>
      <text:list xml:id="list3409246325697551723" text:style-name="L5">
        <text:list-item>
          <text:p text:style-name="P21">&lt;a <text:span text:style-name="T5">href=”...”</text:span>&gt; … &lt;/a&gt;</text:p>
        </text:list-item>
        <text:list-item>
          <text:p text:style-name="P22"><text:span text:style-name="T7">A</text:span>ncre : &lt;a href=”page.html#id”&gt; … <text:span text:style-name="T6">&lt;/a&gt;</text:span></text:p>
        </text:list-item>
      </text:list>
      <text:h text:style-name="P12" text:outline-level="2">Les images</text:h>
      <text:list xml:id="list374801894959926854" text:style-name="L6">
        <text:list-item>
          <text:p text:style-name="P23">&lt;img src=”...” alt=”...”/&gt;</text:p>
        </text:list-item>
      </text:list>
      <text:h text:style-name="P13" text:outline-level="2">Les formulaires</text:h>
      <text:list xml:id="list2192220641654856831" text:style-name="L7">
        <text:list-item>
          <text:p text:style-name="P24">&lt;form action=”...” method=”...”&gt; … &lt;/form&gt;</text:p>
        </text:list-item>
        <text:list-item>
          <text:p text:style-name="P25">&lt;input&gt;</text:p>
          <text:list>
            <text:list-item>
              <text:p text:style-name="P25">type : text, password, checkbox, radio, submit, reset, file, hidden, image, email, tel, date, datetime, color, search</text:p>
            </text:list-item>
            <text:list-item>
              <text:p text:style-name="P26">id</text:p>
            </text:list-item>
            <text:list-item>
              <text:p text:style-name="P27">name</text:p>
            </text:list-item>
            <text:list-item>
              <text:p text:style-name="P27">value</text:p>
            </text:list-item>
            <text:list-item>
              <text:p text:style-name="P27">size</text:p>
            </text:list-item>
            <text:list-item>
              <text:p text:style-name="P27">maxlengt<text:span text:style-name="T30">h</text:span></text:p>
            </text:list-item>
            <text:list-item>
              <text:p text:style-name="P27">placeholder</text:p>
            </text:list-item>
            <text:list-item>
              <text:p text:style-name="P27">required</text:p>
            </text:list-item>
            <text:list-item>
              <text:p text:style-name="P27">tabindex</text:p>
            </text:list-item>
            <text:list-item>
              <text:p text:style-name="P27">accesskey</text:p>
            </text:list-item>
          </text:list>
        </text:list-item>
        <text:list-item>
          <text:p text:style-name="P28">&lt;textarea&gt; … &lt;/textarea&gt;</text:p>
        </text:list-item>
        <text:list-item>
          <text:p text:style-name="P29">&lt;select&gt; … &lt;/select&gt;</text:p>
        </text:list-item>
        <text:list-item>
          <text:p text:style-name="P30">&lt;option&gt; … &lt;/option&gt;</text:p>
        </text:list-item>
        <text:list-item>
          <text:p text:style-name="P31"><text:soft-page-break/>&lt;fieldset&gt; … &lt;/fieldset&gt;</text:p>
        </text:list-item>
        <text:list-item>
          <text:p text:style-name="P31">&lt;legend&gt; … &lt;/legend&gt;</text:p>
        </text:list-item>
        <text:list-item>
          <text:p text:style-name="P32">&lt;label for=”...” <text:span text:style-name="T31">(id)</text:span> &gt; … &lt;/label&gt;</text:p>
        </text:list-item>
      </text:list>
      <text:h text:style-name="P14" text:outline-level="2">Les tableaux</text:h>
      <text:list xml:id="list3462873690781368483" text:style-name="L8">
        <text:list-item>
          <text:p text:style-name="P33">&lt;table&gt; … &lt;/table&gt;</text:p>
        </text:list-item>
        <text:list-item>
          <text:p text:style-name="P33">&lt;tr&gt; … &lt;/tr&gt;</text:p>
        </text:list-item>
        <text:list-item>
          <text:p text:style-name="P33">&lt;td&gt; … &lt;/td&gt;</text:p>
        </text:list-item>
        <text:list-item>
          <text:p text:style-name="P34">&lt;th&gt; … &lt;/th&gt;</text:p>
        </text:list-item>
        <text:list-item>
          <text:p text:style-name="P34">&lt;caption&gt; … &lt;/caption&gt;</text:p>
        </text:list-item>
        <text:list-item>
          <text:p text:style-name="P35">&lt;thead&gt; … &lt;/thead&gt;</text:p>
        </text:list-item>
        <text:list-item>
          <text:p text:style-name="P35">&lt;tbody&gt; … &lt;/tbody&gt;</text:p>
        </text:list-item>
        <text:list-item>
          <text:p text:style-name="P35">&lt;tfoot&gt; … &lt;/tfoot&gt;</text:p>
        </text:list-item>
        <text:list-item>
          <text:p text:style-name="P36">colspan, rowspan</text:p>
        </text:list-item>
      </text:list>
      <text:h text:style-name="P5" text:outline-level="1">CSS3 </text:h>
      <text:h text:style-name="P15" text:outline-level="2">Sélecteurs</text:h>
      <text:list xml:id="list4422823248203883070" text:style-name="L9">
        <text:list-item>
          <text:p text:style-name="P37">id : #</text:p>
        </text:list-item>
        <text:list-item>
          <text:p text:style-name="P37">classe : .</text:p>
        </text:list-item>
      </text:list>
      <text:h text:style-name="P8" text:outline-level="2">Propriétés <text:span text:style-name="T10">texte</text:span></text:h>
      <text:list xml:id="list5677434895900432782" text:style-name="L10">
        <text:list-item>
          <text:p text:style-name="P38"><text:span text:style-name="T10">c</text:span>olor : <text:span text:style-name="T10">RGB / mot-clé / HEX</text:span></text:p>
        </text:list-item>
        <text:list-item>
          <text:p text:style-name="P39"><text:span text:style-name="T10">font-family : arial / </text:span>"times new roman" / …</text:p>
        </text:list-item>
        <text:list-item>
          <text:p text:style-name="P40">font-size : px / em</text:p>
        </text:list-item>
        <text:list-item>
          <text:p text:style-name="P40">font-weight : normal / bold</text:p>
        </text:list-item>
        <text:list-item>
          <text:p text:style-name="P40">font-style : normal / italic / oblique</text:p>
        </text:list-item>
        <text:list-item>
          <text:p text:style-name="P40">text-align: center / left / right</text:p>
        </text:list-item>
        <text:list-item>
          <text:p text:style-name="P40">text-decoration : underline / overline / blink / line-throught</text:p>
        </text:list-item>
        <text:list-item>
          <text:p text:style-name="P40">text-shadow : X, Y, Z, couleur</text:p>
        </text:list-item>
      </text:list>
      <text:h text:style-name="P16" text:outline-level="2">Propriétés Liens</text:h>
      <text:list xml:id="list5625702094730183728" text:style-name="L11">
        <text:list-item>
          <text:p text:style-name="P41">a:hover</text:p>
        </text:list-item>
        <text:list-item>
          <text:p text:style-name="P41">a:link</text:p>
        </text:list-item>
        <text:list-item>
          <text:p text:style-name="P41"><text:soft-page-break/>a:visited</text:p>
        </text:list-item>
        <text:list-item>
          <text:p text:style-name="P41">a:actif</text:p>
        </text:list-item>
      </text:list>
      <text:h text:style-name="P16" text:outline-level="2">Propriétés Couleurs et Images de fond</text:h>
      <text:list xml:id="list141222096223596955" text:style-name="L12">
        <text:list-item>
          <text:p text:style-name="P42">background-color : <text:span text:style-name="T28">RGB / mot-clé / HEX</text:span></text:p>
        </text:list-item>
        <text:list-item>
          <text:p text:style-name="P68"><text:span text:style-name="Source_20_Text"><text:span text:style-name="T15">background-image { </text:span></text:span><text:span text:style-name="Source_20_Text"><text:span text:style-name="T14">url:('masuperimagedefond.png');}</text:span></text:span></text:p>
        </text:list-item>
      </text:list>
      <text:p text:style-name="P7"/>
      <text:list xml:id="list135226762032697" text:continue-numbering="true" text:style-name="L12">
        <text:list-item>
          <text:p text:style-name="P68"><text:span text:style-name="Source_20_Text"><text:span text:style-name="T23">/* dégradé de bleu */</text:span></text:span></text:p>
        </text:list-item>
      </text:list>
      <text:p text:style-name="Preformatted_20_Text"><text:span text:style-name="Source_20_Text"><text:span text:style-name="T22"><text:s text:c="2"/><text:tab/><text:tab/>/* navigateur mozilla firefox*/</text:span></text:span></text:p>
      <text:p text:style-name="Preformatted_20_Text"><text:span text:style-name="Source_20_Text"><text:span text:style-name="T22"><text:tab/><text:tab/>bac</text:span></text:span><text:span text:style-name="Source_20_Text"><text:span text:style-name="T24">k</text:span></text:span><text:span text:style-name="Source_20_Text"><text:span text:style-name="T22">ground-image:-moz-linear-gradient(top,#77dcfb,#0aafe1);</text:span></text:span></text:p>
      <text:p text:style-name="Preformatted_20_Text"><text:span text:style-name="Source_20_Text"><text:span text:style-name="T22"><text:tab/> <text:s text:c="2"/>/* navigateur Chrome 10 et suivants ainsi que pour Safari 5.1 et <text:tab/><text:tab/><text:tab/>suivants */</text:span></text:span></text:p>
      <text:p text:style-name="Preformatted_20_Text"><text:span text:style-name="Source_20_Text"><text:span text:style-name="T22"><text:tab/> <text:s text:c="2"/>background-image:-webkit-linear-gradient(top,#77dcfb,#0aafe1);</text:span></text:span></text:p>
      <text:p text:style-name="Preformatted_20_Text"><text:span text:style-name="Source_20_Text"><text:span text:style-name="T22"><text:tab/> <text:s text:c="2"/>/* navigateur Opera */</text:span></text:span></text:p>
      <text:p text:style-name="Preformatted_20_Text"><text:span text:style-name="Source_20_Text"><text:span text:style-name="T22"><text:tab/> <text:s text:c="2"/>background-image:-o-linear-gradient(top,#77dcfb,#0aafe1);</text:span></text:span></text:p>
      <text:p text:style-name="Preformatted_20_Text"><text:span text:style-name="Source_20_Text"><text:span text:style-name="T22"><text:tab/> <text:s text:c="2"/>/* navigateur IE 10 et suivants */</text:span></text:span></text:p>
      <text:p text:style-name="P6"><text:span text:style-name="Source_20_Text"><text:span text:style-name="T22"><text:tab/> <text:s text:c="2"/>background-image:-ms-linear-gradient(top,#77dcfb,#0aafe1);</text:span></text:span></text:p>
      <text:h text:style-name="P17" text:outline-level="2">Propriétés des Boîtes</text:h>
      <text:list xml:id="list7764799450725310286" text:style-name="L13">
        <text:list-item>
          <text:p text:style-name="P43">height : <text:s/><text:span text:style-name="T26">percent / px / cm</text:span></text:p>
        </text:list-item>
        <text:list-item>
          <text:p text:style-name="P43">width : <text:s/><text:span text:style-name="T26">percent / px / cm</text:span></text:p>
        </text:list-item>
        <text:list-item>
          <text:p text:style-name="P44">padding, padding-left, padding-right, padding-bottom : <text:span text:style-name="T27">px / pt / cm</text:span> </text:p>
        </text:list-item>
        <text:list-item>
          <text:p text:style-name="P45">margin , margin-left, margin-right, margin-bottom : <text:s/><text:span text:style-name="T27">px / pt / cm</text:span></text:p>
        </text:list-item>
        <text:list-item>
          <text:p text:style-name="P69"><text:span text:style-name="Emphasis"><text:span text:style-name="T16">border-top-color, </text:span></text:span><text:span text:style-name="Source_20_Text"><text:span text:style-name="Emphasis"><text:span text:style-name="T16">border-color, ...</text:span></text:span></text:span><text:span text:style-name="Source_20_Text"><text:span text:style-name="T16"> : <text:s/>RGB / mot-clé / </text:span></text:span><text:span text:style-name="Source_20_Text"><text:span text:style-name="T19">HEX</text:span></text:span></text:p>
        </text:list-item>
        <text:list-item>
          <text:p text:style-name="P70"><text:span text:style-name="Source_20_Text"><text:span text:style-name="Emphasis"><text:span text:style-name="T14">border-</text:span></text:span></text:span><text:span text:style-name="Source_20_Text"><text:span text:style-name="Emphasis"><text:span text:style-name="T17">bottom-style, border-style, ...</text:span></text:span></text:span><text:span text:style-name="Source_20_Text"><text:span text:style-name="Emphasis"><text:span text:style-name="T14"> : </text:span></text:span></text:span><text:span text:style-name="Source_20_Text"><text:span text:style-name="T14">solid / dotted / dashed / inset / ridge / outset / double / groove</text:span></text:span></text:p>
        </text:list-item>
        <text:list-item>
          <text:p text:style-name="P71"><text:span text:style-name="Emphasis"><text:span text:style-name="T14">border-width :</text:span></text:span><text:span text:style-name="Source_20_Text"><text:span text:style-name="T14"> </text:span></text:span><text:span text:style-name="T14">thin / medium / thick / </text:span><text:span text:style-name="T18">px</text:span></text:p>
        </text:list-item>
        <text:list-item>
          <text:p text:style-name="P46"><text:span text:style-name="T9">b</text:span>order-collapse <text:span text:style-name="T29">(table)</text:span> : <text:span text:style-name="T8">collapse / separate</text:span></text:p>
        </text:list-item>
        <text:list-item>
          <text:p text:style-name="P50"><text:span text:style-name="Source_20_Text"><text:span text:style-name="T14">border-spacing </text:span></text:span><text:span text:style-name="Source_20_Text"><text:span text:style-name="T20">(table)</text:span></text:span><text:span text:style-name="Source_20_Text"><text:span text:style-name="T14">: px;</text:span></text:span></text:p>
        </text:list-item>
      </text:list>
      <text:h text:style-name="P18" text:outline-level="2">Positionnement</text:h>
      <text:list xml:id="list5179234034334244375" text:style-name="L14">
        <text:list-item>
          <text:p text:style-name="P47">position : abs<text:span text:style-name="T25">o</text:span>lute / relative / fixed </text:p>
        </text:list-item>
        <text:list-item>
          <text:p text:style-name="P48">float : left / right</text:p>
        </text:list-item>
        <text:list-item>
          <text:p text:style-name="P48"><text:span text:style-name="T11">clear : left / right</text:span> </text:p>
        </text:list-item>
        <text:list-item>
          <text:p text:style-name="P49">display : inline / inline-block / block / list-item / table / n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fr" fo:country="BE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ns_20_nom1" style:display-name="Sans nom1" style:family="paragraph" style:parent-style-name="Title"/>
    <style:style style:name="Sans_20_nom2" style:display-name="Sans nom2" style:family="paragraph" style:parent-style-name="Standard"/>
    <style:style style:name="Sans_20_nom3" style:display-name="Sans nom3" style:family="paragraph" style:parent-style-name="Heading_20_3" style:default-outline-level="" style:list-style-name=""/>
    <style:style style:name="Sans_20_nom4" style:display-name="Sans nom4" style:family="paragraph" style:parent-style-name="Title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/>
    </style:style>
    <style:style style:name="LOHeading_20_1" style:display-name="LOHeading 1" style:family="paragraph" style:parent-style-name="LOHeading" style:next-style-name="LOTextBody" style:default-outline-level="1" style:list-style-name="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0000" style:shadow="none"/>
      <style:text-properties style:use-window-font-color="true" fo:font-size="16pt"/>
    </style:style>
    <style:style style:name="LOHeading_20_0" style:display-name="LOHeading 0" style:family="paragraph" style:parent-style-name="LOHeading" style:next-style-name="LOTextBody" style:master-page-name="">
      <style:paragraph-properties fo:margin-top="0cm" fo:margin-bottom="0.101cm" loext:contextual-spacing="false" fo:text-align="center" style:justify-single-word="false" style:page-number="auto" fo:padding="0.049cm" fo:border="0.06pt solid #000000" style:shadow="none">
        <style:tab-stops/>
      </style:paragraph-properties>
      <style:text-properties fo:color="#000000" style:font-name="Liberation Sans1" fo:font-family="'Liberation Sans'" style:font-style-name="Bold Italic" style:font-family-generic="swiss" style:font-pitch="variable" fo:font-size="22pt" fo:font-style="normal" fo:font-weight="bold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1" fo:font-family="'Liberation Sans'" style:font-style-name="Bold Italic" style:font-family-generic="swiss" style:font-pitch="variable" fo:font-size="24pt" fo:font-style="normal" fo:font-weight="normal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LOToCHead" style:family="paragraph" style:parent-style-name="LOHeading" style:next-style-name="LOTextBody">
      <style:paragraph-properties fo:margin-top="0cm" fo:margin-bottom="0.109cm" loext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LOFooter" style:family="paragraph" style:paren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font-style="normal" fo:font-weight="bold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style:letter-kerning="true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1" fo:font-family="'Liberation Sans'" style:font-style-name="Bold Italic" style:font-family-generic="swiss" style:font-pitch="variable" fo:font-size="11pt" fo:font-style="italic" fo:font-weight="bold" style:letter-kerning="true"/>
    </style:style>
    <style:style style:name="LOList" style:family="paragraph" style:parent-style-name="L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LOTextBody_5f_ListIntro" style:display-name="LOTextBody_ListIntro" style:family="paragraph" style:parent-style-name="LOTextBody" style:next-style-name="L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LOList_20_1_20_Start" style:display-name="LOList 1 Start" style:family="paragraph" style:parent-style-name="LOList" style:next-style-name="LOList_20_1_20_Cont."/>
    <style:style style:name="LOList_20_1_20_Cont." style:display-name="LOList 1 Cont." style:family="paragraph" style:parent-style-name="LOList_20_1_20_Start"/>
    <style:style style:name="LOList_20_1_5f_TextBody" style:display-name="LOList 1_TextBody" style:family="paragraph" style:parent-style-name="LOList" style:list-style-name="">
      <style:paragraph-properties fo:margin-left="1.27cm" fo:margin-right="0cm" fo:margin-top="0cm" fo:margin-bottom="0cm" loext:contextual-spacing="false" fo:text-indent="0cm" style:auto-text-indent="false"/>
    </style:style>
    <style:style style:name="LOList_20_1_20_End" style:display-name="LOList 1 End" style:family="paragraph" style:parent-style-name="LOList_20_1_20_Start" style:next-style-name="LOTextBody">
      <style:paragraph-properties fo:margin-top="0cm" fo:margin-bottom="0.21cm" loext:contextual-spacing="false"/>
    </style:style>
    <style:style style:name="LOTextBodyIndent" style:family="paragraph" style:parent-style-name="LOTextBody">
      <style:paragraph-properties fo:margin-left="0.635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LOComputerCode" style:family="paragraph" style:parent-style-name="LOTextBody" style:master-page-name="">
      <style:paragraph-properties fo:margin-left="0.635cm" fo:margin-right="0cm" fo:margin-top="0cm" fo:margin-bottom="0cm" loext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LOFootnote" style:family="paragraph" style:parent-style-name="LOTextBody" style:master-page-name="">
      <style:paragraph-properties fo:margin-left="0.635cm" fo:margin-right="0cm" fo:margin-top="0cm" fo:margin-bottom="0cm" loext:contextual-spacing="false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/>
    </style:style>
    <style:style style:name="LONewChapter" style:family="paragraph" style:parent-style-name="LOTextBody">
      <style:paragraph-properties fo:margin-top="0cm" fo:margin-bottom="0.106cm" loext:contextual-spacing="false" fo:text-align="center" style:justify-single-word="false"/>
      <style:text-properties style:font-name="Liberation Sans" fo:font-family="'Liberation Sans'" style:font-style-name="Regular" style:font-family-generic="swiss" style:font-pitch="variable"/>
    </style:style>
    <style:style style:name="LOFigure" style:family="paragraph" style:parent-style-name="LOTextBody" style:next-style-name="L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LODefinitionTerm" style:family="paragraph" style:parent-style-name="LODefinition" style:next-style-name="LODefinition" style:master-page-name="">
      <style:paragraph-properties fo:margin-left="0cm" fo:margin-right="0cm" fo:margin-top="0.212cm" fo:margin-bottom="0cm" loext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  <style:text-properties fo:font-size="10.3000001907349pt"/>
    </style:style>
    <style:style style:name="LODefinition" style:family="paragraph" style:parent-style-name="LOTextBody">
      <style:paragraph-properties fo:margin-left="0.635cm" fo:margin-right="0cm" fo:margin-top="0cm" fo:margin-bottom="0.212cm" loext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LOSimpleList" style:family="paragraph" style:parent-style-name="LOList" style:next-style-name="LOTextBody">
      <style:paragraph-properties fo:margin-left="0.635cm" fo:margin-right="0cm" fo:margin-top="0cm" fo:margin-bottom="0.106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LOComputerCode_5f_End" style:display-name="LOComputerCode_End" style:family="paragraph" style:parent-style-name="LOComputerCode" style:next-style-name="LOTextBody">
      <style:paragraph-properties fo:margin-left="0.635cm" fo:margin-right="0cm" fo:margin-top="0cm" fo:margin-bottom="0.106cm" loext:contextual-spacing="false" fo:text-indent="0cm" style:auto-text-indent="false"/>
      <style:text-properties fo:font-size="11pt" style:font-size-asian="11pt" style:font-size-complex="11pt"/>
    </style:style>
    <style:style style:name="LOSubtitle" style:family="paragraph" style:parent-style-name="LOTextBody" style:next-style-name="LOText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Contents" style:family="paragraph" style:parent-style-name="LOTextBody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LOContents_20_1" style:display-name="LOContents 1" style:family="paragraph" style:parent-style-name="LOContents">
      <style:paragraph-properties fo:margin-top="0.199cm" fo:margin-bottom="0cm" loext:contextual-spacing="false"/>
    </style:style>
    <style:style style:name="LOContents_20_2" style:display-name="LOContents 2" style:family="paragraph" style:parent-style-name="LOContents">
      <style:paragraph-properties fo:margin-left="0.499cm" fo:margin-right="0cm" fo:margin-top="0.101cm" fo:margin-bottom="0cm" loext:contextual-spacing="false" fo:text-indent="0cm" style:auto-text-indent="false"/>
    </style:style>
    <style:style style:name="LOContents_20_3" style:display-name="LOContents 3" style:family="paragraph" style:parent-style-name="LOContents">
      <style:paragraph-properties fo:margin-left="1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OContents_20_4" style:display-name="LOContents 4" style:family="paragraph" style:parent-style-name="LOContents">
      <style:paragraph-properties fo:margin-left="1.69cm" fo:margin-right="0cm" fo:margin-top="0cm" fo:margin-bottom="0cm" loext:contextual-spacing="false" fo:text-indent="0cm" style:auto-text-indent="false" style:shadow="none"/>
    </style:style>
    <style:style style:name="LOCopyrightPage" style:family="paragraph" style:parent-style-name="LOHeading" style:next-style-name="LOTextBody" style:master-page-name="">
      <style:paragraph-properties fo:margin-top="0.199cm" fo:margin-bottom="0.109cm" loext:contextual-spacing="false" style:page-number="auto" style:shadow="none"/>
      <style:text-properties fo:color="#18a303" style:font-name="Liberation Sans3" fo:font-family="'Liberation Sans'" style:font-style-name="Bold" style:font-family-generic="swiss" style:font-pitch="variable"/>
    </style:style>
    <style:style style:name="Figure" style:family="paragraph" style:parent-style-name="Caption">
      <style:paragraph-properties fo:margin-top="0cm" fo:margin-bottom="0.106cm" loext:contextual-spacing="false"/>
      <style:text-properties fo:font-size="14pt" style:font-weight-asian="normal"/>
    </style:style>
    <style:style style:name="LOListTNC_20_End" style:display-name="LOListTNC End" style:family="paragraph" style:parent-style-name="LOListTNC_20_Start" style:next-style-name="LOTableText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fo:font-size="10.3000001907349pt"/>
    </style:style>
    <style:style style:name="LOListTNC_20_Cont." style:display-name="LOListTNC Cont." style:family="paragraph" style:parent-style-name="LOListTNC_20_Start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LOListTNC_20_Start" style:display-name="LOListTNC Start" style:family="paragraph" style:parent-style-name="LOTableText" style:next-style-name="LOListTNC_20_Cont.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LONumberedTNC_20_End" style:display-name="LONumberedTNC End" style:family="paragraph" style:parent-style-name="LONumberedTNC_20_Start" style:next-style-name="LOTableText">
      <style:paragraph-properties fo:margin-left="1.3cm" fo:margin-right="0cm" fo:margin-top="0cm" fo:margin-bottom="0cm" loext:contextual-spacing="false" fo:text-indent="-0.199cm" style:auto-text-indent="false">
        <style:tab-stops/>
      </style:paragraph-properties>
    </style:style>
    <style:style style:name="LONumberedTNC_20_Cont." style:display-name="LONumberedTNC Cont." style:family="paragraph" style:parent-style-name="LONumberedTNC_20_Start">
      <style:paragraph-properties fo:margin-left="1.3cm" fo:margin-right="0cm" fo:margin-top="0cm" fo:margin-bottom="0cm" loext:contextual-spacing="false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LONumberedTNC_20_Start" style:display-name="LONumberedTNC Start" style:family="paragraph" style:parent-style-name="LOTableText" style:next-style-name="LONumberedTNC_20_Cont.">
      <style:paragraph-properties fo:margin-left="1.3cm" fo:margin-right="0cm" fo:margin-top="0cm" fo:margin-bottom="0cm" loext:contextual-spacing="false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LOHeading_20_2" style:display-name="LOHeading 2" style:family="paragraph" style:parent-style-name="LOHeading" style:next-style-name="LOTextBody" style:default-outline-level="2" style:list-style-name="">
      <style:paragraph-properties fo:margin-top="0.39cm" fo:margin-bottom="0.21cm" loext:contextual-spacing="false" style:shadow="none"/>
      <style:text-properties fo:color="#18a303" fo:font-size="14pt"/>
    </style:style>
    <style:style style:name="LOHeading_20_3" style:display-name="LOHeading 3" style:family="paragraph" style:parent-style-name="LOHeading" style:next-style-name="LOTextBody" style:default-outline-level="3" style:list-style-name="">
      <style:paragraph-properties fo:margin-top="0.39cm" fo:margin-bottom="0.109cm" loext:contextual-spacing="false"/>
      <style:text-properties fo:color="#18a303" fo:font-size="12pt" fo:font-style="italic"/>
    </style:style>
    <style:style style:name="LOHeading_20_4" style:display-name="LOHeading 4" style:family="paragraph" style:parent-style-name="LOHeading" style:next-style-name="LOTextBody" style:default-outline-level="4" style:list-style-name="">
      <style:paragraph-properties fo:margin-top="0.318cm" fo:margin-bottom="0cm" loext:contextual-spacing="false" fo:padding="0cm" fo:border="none" style:shadow="none"/>
      <style:text-properties fo:color="#18a303" fo:font-size="80%"/>
    </style:style>
    <style:style style:name="LOFigureNoCaption" style:family="paragraph" style:parent-style-name="LOTextBody" style:next-style-name="LOTextBody">
      <style:paragraph-properties fo:margin-left="0cm" fo:margin-right="0cm" fo:margin-top="0.212cm" fo:margin-bottom="0.212cm" loext:contextual-spacing="false" fo:text-align="center" style:justify-single-word="false" fo:text-indent="0cm" style:auto-text-indent="false"/>
    </style:style>
    <style:style style:name="LOList_5f_TextBody_5f_L1" style:display-name="LOList_TextBody_L1" style:family="paragraph" style:parent-style-name="LOList" style:list-style-name="">
      <style:paragraph-properties fo:margin-left="1.3cm" fo:margin-right="0cm" fo:margin-top="0cm" fo:margin-bottom="0cm" loext:contextual-spacing="false" fo:text-indent="0cm" style:auto-text-indent="false"/>
    </style:style>
    <style:style style:name="LONum_20_123_20_Start" style:display-name="LONum 123 Start" style:family="paragraph" style:parent-style-name="LOList" style:next-style-name="LONum_20_123_20_Cont."/>
    <style:style style:name="LONum_20_123_20_Cont." style:display-name="LONum 123 Cont." style:family="paragraph" style:parent-style-name="LONum_20_123_20_Start" style:master-page-name="">
      <style:paragraph-properties style:page-number="auto"/>
    </style:style>
    <style:style style:name="LONum_20_123_20_End" style:display-name="LONum 123 End" style:family="paragraph" style:parent-style-name="LONum_20_123_20_Start" style:next-style-name="LOTextBody">
      <style:paragraph-properties fo:margin-top="0cm" fo:margin-bottom="0.212cm" loext:contextual-spacing="false"/>
    </style:style>
    <style:style style:name="LONum_20_abc_20_Start" style:display-name="LONum abc Start" style:family="paragraph" style:parent-style-name="LOList" style:next-style-name="LONum_20_abc_20_Cont.">
      <style:paragraph-properties>
        <style:tab-stops/>
      </style:paragraph-properties>
    </style:style>
    <style:style style:name="LONum_20_iii_20_Start" style:display-name="LONum iii Start" style:family="paragraph" style:parent-style-name="LOList" style:next-style-name="LONum_20_iii_20_Cont.">
      <style:paragraph-properties>
        <style:tab-stops/>
      </style:paragraph-properties>
    </style:style>
    <style:style style:name="LONum_20_abc_20_Cont." style:display-name="LONum abc Cont." style:family="paragraph" style:parent-style-name="LONum_20_abc_20_Start"/>
    <style:style style:name="LONum_20_abc_20_End" style:display-name="LONum abc End" style:family="paragraph" style:parent-style-name="LONum_20_abc_20_Start" style:next-style-name="LOTextBody"/>
    <style:style style:name="LONum_20_iii_20_Cont." style:display-name="LONum iii Cont." style:family="paragraph" style:parent-style-name="LONum_20_iii_20_Start"/>
    <style:style style:name="LONum_20_iii_20_End" style:display-name="LONum iii End" style:family="paragraph" style:parent-style-name="LONum_20_iii_20_Start" style:next-style-name="LOTextBody"/>
    <style:style style:name="LOTableText_5f_ListIntro" style:display-name="LOTableText_ListIntro" style:family="paragraph" style:parent-style-name="LOTableText" style:next-style-name="LOTableText"/>
    <style:style style:name="LOList_5f_TextBody_5f_L2" style:display-name="LOList_TextBody_L2" style:family="paragraph" style:parent-style-name="LOList">
      <style:paragraph-properties fo:margin-left="2.2cm" fo:margin-right="0cm" fo:margin-top="0cm" fo:margin-bottom="0cm" loext:contextual-spacing="false" fo:text-indent="0cm" style:auto-text-indent="false"/>
    </style:style>
    <style:style style:name="LOList_20_2_20_Cont." style:display-name="LOList 2 Cont." style:family="paragraph" style:parent-style-name="LOList_20_2_20_Start"/>
    <style:style style:name="LOList_20_2_20_Start" style:display-name="LOList 2 Start" style:family="paragraph" style:parent-style-name="LOList" style:next-style-name="LOList_20_2_20_Cont." style:master-page-name="">
      <style:paragraph-properties style:page-number="auto"/>
    </style:style>
    <style:style style:name="LOList_20_2_20_End" style:display-name="LOList 2 End" style:family="paragraph" style:parent-style-name="LOList_20_2_20_Start" style:next-style-name="LOTextBody">
      <style:paragraph-properties fo:margin-top="0cm" fo:margin-bottom="0.21cm" loext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OTableText_28_Caption_29_" style:display-name="LOTableText(Caption)" style:family="paragraph">
      <style:text-properties style:font-name="Liberation Sans" fo:font-family="'Liberation Sans'" style:font-style-name="Regular" style:font-family-generic="swiss" style:font-pitch="variable" fo:font-size="10pt" fo:font-weight="normal"/>
    </style:style>
    <style:style style:name="LOTableText_28_CaptionNumber_29_" style:display-name="LOTableText(CaptionNumber)" style:family="paragraph" style:parent-style-name="L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LOCoverNotice" style:family="paragraph" style:parent-style-name="LOTextBody">
      <style:paragraph-properties fo:margin-left="2cm" fo:margin-right="0cm" fo:margin-top="1cm" fo:margin-bottom="0.21cm" loext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LOScenarioHeading" style:family="paragraph" style:next-style-name="LOTextBody" style:master-page-name="">
      <style:paragraph-properties fo:margin-top="0cm" fo:margin-bottom="0.21cm" loext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font-style="italic" style:text-underline-style="none"/>
    </style:style>
    <style:style style:name="LODefault" style:family="text">
      <style:text-properties style:font-name="Liberation Sans" fo:font-family="'Liberation Sans'" style:font-style-name="Regular" style:font-family-generic="swiss" style:font-pitch="variable" style:letter-kerning="true"/>
    </style:style>
    <style:style style:name="LOMenuPath" style:family="text" style:parent-style-name="L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LOStrongEmphasis" style:family="text" style:parent-style-name="L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LOComputerCode" style:family="text" style:parent-style-name="LODefault">
      <style:text-properties style:font-name="Liberation Mono" fo:font-family="'Liberation Mono'" style:font-style-name="Regular" style:font-family-generic="modern" style:font-pitch="variable" fo:font-size="11pt" fo:font-weight="bold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LOEmphasis" style:family="text" style:parent-style-name="LODefault">
      <style:text-properties style:font-name="Liberation Sans2" fo:font-family="'Liberation Sans'" style:font-style-name="Italic" style:font-family-generic="swiss" style:font-pitch="variable" fo:font-style="italic"/>
    </style:style>
    <style:style style:name="LOKeystroke" style:family="text" style:parent-style-name="LODefault">
      <style:text-properties style:font-name="Liberation Sans2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LOKeyboardInput" style:family="text" style:parent-style-name="L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font-weight="bold" style:font-weight-asian="bold" style:font-weight-complex="bold"/>
    </style:style>
    <style:style style:name="Endnote_20_Symbol" style:display-name="Endnote Symbol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BE"/>
    </style:style>
    <style:style style:name="MP2" style:family="paragraph" style:parent-style-name="Footer">
      <style:paragraph-properties fo:text-align="start" style:justify-single-word="false"/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/>
    <style:master-page style:name="PageEnoncé" style:page-layout-name="Mpm2">
      <style:header>
        <text:p text:style-name="MP1"><text:date style:data-style-name="N36" text:date-value="2016-10-12T13:52:25.225000125">12/10/2016</text:date></text:p>
      </style:header>
      <style:footer>
        <text:p text:style-name="MP2"><text:initial-creator>Olivier Choquet</text:initial-creator> <text:tab/><text:tab/><text:page-number text:select-page="current">2</text:page-number>/<text:page-count>4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09:01:19.560000000</meta:creation-date>
    <meta:editing-duration>PT1H38M53S</meta:editing-duration>
    <meta:editing-cycles>146</meta:editing-cycles>
    <meta:generator>LibreOffice/4.4.6.3$Windows_x86 LibreOffice_project/e8938fd3328e95dcf59dd64e7facd2c7d67c704d</meta:generator>
    <dc:title>Enoncés</dc:title>
    <meta:initial-creator>Olivier Choquet</meta:initial-creator>
    <dc:date>2016-10-12T13:52:25.014000000</dc:date>
    <dc:creator>Olivier Choquet</dc:creator>
    <meta:document-statistic meta:table-count="0" meta:image-count="0" meta:object-count="0" meta:page-count="4" meta:paragraph-count="114" meta:word-count="547" meta:character-count="2979" meta:non-whitespace-character-count="2585"/>
    <meta:template xlink:type="simple" xlink:actuate="onRequest" xlink:title="Enoncés" xlink:href="file:///C:/Users/chool/AppData/Roaming/LibreOffice/4/user/template/Enoncés.ott" meta:date="2014-12-28T09:01:19.248000000"/>
  </office:meta>
</office:document-meta>
</file>